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Engine.call( Object object , String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Engine.eval( String source , int lineNo , int columnNo , Object oscrip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SLTEngine.XSL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gine.initialize( BSFManager mgr , String lang , Vector declar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Engine.undeclareBean( BSFDeclaredBean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Engine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